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08cm" svg:stroke-color="#3465a4" draw:marker-start-width="0.958cm" draw:marker-end-width="0.958cm" draw:textarea-horizontal-align="justify" draw:textarea-vertical-align="middle" draw:auto-grow-height="false" fo:min-height="17.34cm" fo:min-width="17.597cm" fo:padding-top="0.375cm" fo:padding-bottom="0.375cm" fo:padding-left="0.5cm" fo:padding-right="0.5cm"/>
    </style:style>
    <style:style style:name="gr2" style:family="graphic" style:parent-style-name="standard">
      <style:graphic-properties draw:stroke="none" svg:stroke-color="#000000" draw:fill="none" draw:fill-color="#ffffff" fo:min-height="9.124cm"/>
      <style:paragraph-properties style:writing-mode="lr-tb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8.453cm" fo:min-width="1.088cm"/>
    </style:style>
    <style:style style:name="gr4" style:family="graphic" style:parent-style-name="objectwithoutfill">
      <style:graphic-properties svg:stroke-width="0.508cm" svg:stroke-color="#000000" draw:fill="none" draw:fill-color="#000000" draw:textarea-vertical-align="middle" fo:padding-top="0.379cm" fo:padding-bottom="0.379cm" fo:padding-left="0.504cm" fo:padding-right="0.504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96pt" style:font-size-asian="96pt" style:font-size-complex="96pt"/>
    </style:style>
    <style:style style:name="P3" style:family="paragraph">
      <loext:graphic-properties draw:fill="none" draw:fill-color="#ffffff"/>
      <style:text-properties style:font-name="Times New Roman" fo:font-size="96pt" style:font-size-asian="96pt" style:font-size-complex="96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T1" style:family="text">
      <style:text-properties style:font-name="Times New Roman" fo:font-size="226.5pt" style:font-size-asian="226.5pt" style:font-size-complex="22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97cm" svg:height="18.098cm" svg:x="1.317cm" svg:y="3.22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843cm" svg:height="9.374cm" svg:x="2.269cm" svg:y="4.008cm">
          <draw:text-box>
            <text:p text:style-name="P2"><text:span text:style-name="T1">Py</text:span></text:p>
          </draw:text-box>
        </draw:frame>
        <draw:custom-shape draw:style-name="gr3" draw:text-style-name="P4" draw:layer="layout" svg:width="3.175cm" svg:height="9.946cm" draw:transform="rotate (-0.605803783367232) translate (17.122cm 3.539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4" draw:text-style-name="P5" draw:layer="layout" svg:width="2.887cm" svg:height="0.815cm" draw:transform="rotate (0.219213354050488) translate (9.95552000743307cm 11.9549840575898cm)" svg:viewBox="0 0 2888 816" svg:d="M0 57c640-206 1226 214 1862 185l513 287 513 287">
          <text:p/>
        </draw:path>
        <draw:path draw:style-name="gr4" draw:text-style-name="P5" draw:layer="layout" svg:width="16.318cm" svg:height="2.705cm" draw:transform="rotate (-0.110304808726042) translate (2.32670819044458cm 13.1690537738298cm)" svg:viewBox="0 0 16319 2706" svg:d="M0 2686c677 141 1145-515 1722-813 567-294 1368-443 1921-44 525 380 1366 972 1871 20 308-579 1128-625 1784-764 690-146 1427-286 1835 193 970 1143 1250-30 1771-366 596-384 1191-1044 1885-889 792 178 890 1761 1702 1567 585-139 646-1481 1443-1291l347 584 38 336">
          <text:p/>
        </draw:path>
        <draw:path draw:style-name="gr4" draw:text-style-name="P5" draw:layer="layout" svg:width="15.839cm" svg:height="5.725cm" draw:transform="skewX (4.10723767674287E-017) rotate (0.322362312843353) translate (2.35531336232034cm 18.7823656199362cm)" svg:viewBox="0 0 15840 5726" svg:d="M0 220c649 96 1257-408 1887-141 562 237 1289 195 1601 891 250 558 1045 1075 1602 713 613-400 1266-339 1887-142 958 304 448 1455 924 2031 540 652 1470 18 2155-52 617-64 1264-439 1850 143 525 522 1024 1082 1638 1496 511 345 1290 912 1922 287l374-410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3T21:33:06.003167669</meta:creation-date>
    <dc:date>2021-06-03T22:21:01.441653777</dc:date>
    <meta:editing-duration>PT37M43S</meta:editing-duration>
    <meta:editing-cycles>8</meta:editing-cycles>
    <meta:generator>LibreOffice/7.1.3.2$Linux_X86_64 LibreOffice_project/10$Build-2</meta:generator>
    <meta:document-statistic meta:object-count="6"/>
  </office:meta>
</office:document-meta>
</file>